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5ed" officeooo:paragraph-rsid="0012c5ed"/>
    </style:style>
    <style:style style:name="P2" style:family="paragraph" style:parent-style-name="Standard">
      <style:text-properties officeooo:rsid="0011167b" officeooo:paragraph-rsid="0011167b"/>
    </style:style>
    <style:style style:name="P3" style:family="paragraph" style:parent-style-name="Standard">
      <style:text-properties officeooo:rsid="0016be92" officeooo:paragraph-rsid="0016be92"/>
    </style:style>
    <style:style style:name="P4" style:family="paragraph" style:parent-style-name="Standard">
      <style:text-properties officeooo:rsid="00183e51" officeooo:paragraph-rsid="00183e51"/>
    </style:style>
    <style:style style:name="P5" style:family="paragraph" style:parent-style-name="Standard">
      <style:text-properties fo:font-weight="bold" officeooo:rsid="001c38b3" officeooo:paragraph-rsid="001c38b3" style:font-weight-asian="bold" style:font-weight-complex="bold"/>
    </style:style>
    <style:style style:name="P6" style:family="paragraph" style:parent-style-name="Standard">
      <style:text-properties fo:font-weight="bold" officeooo:rsid="001da684" officeooo:paragraph-rsid="001da684" style:font-weight-asian="bold" style:font-weight-complex="bold"/>
    </style:style>
    <style:style style:name="P7" style:family="paragraph" style:parent-style-name="Standard">
      <style:text-properties fo:font-size="14pt" officeooo:rsid="001c38b3" officeooo:paragraph-rsid="001c38b3" style:font-size-asian="14pt" style:font-size-complex="14pt"/>
    </style:style>
    <style:style style:name="P8" style:family="paragraph" style:parent-style-name="Standard">
      <style:text-properties fo:font-size="14pt" officeooo:rsid="0011167b" officeooo:paragraph-rsid="0011167b" style:font-size-asian="14pt" style:font-size-complex="14pt"/>
    </style:style>
    <style:style style:name="P9" style:family="paragraph" style:parent-style-name="Standard">
      <style:text-properties fo:font-weight="normal" officeooo:rsid="00223082" officeooo:paragraph-rsid="001da684" style:font-weight-asian="normal" style:font-weight-complex="normal"/>
    </style:style>
    <style:style style:name="P10" style:family="paragraph" style:parent-style-name="Standard">
      <style:text-properties fo:font-weight="bold" officeooo:rsid="001da684" officeooo:paragraph-rsid="001da684" style:font-weight-asian="bold" style:font-weight-complex="bold"/>
    </style:style>
    <style:style style:name="P11" style:family="paragraph" style:parent-style-name="Standard">
      <style:text-properties fo:font-weight="bold" officeooo:rsid="00242485" officeooo:paragraph-rsid="00242485" style:font-weight-asian="bold" style:font-weight-complex="bold"/>
    </style:style>
    <style:style style:name="P12" style:family="paragraph" style:parent-style-name="Standard">
      <style:text-properties fo:font-size="14pt" fo:font-weight="bold" officeooo:rsid="00242485" officeooo:paragraph-rsid="00242485" style:font-size-asian="14pt" style:font-weight-asian="bold" style:font-size-complex="14pt" style:font-weight-complex="bold"/>
    </style:style>
    <style:style style:name="T1" style:family="text">
      <style:text-properties officeooo:rsid="00183e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ef6f" style:font-weight-asian="normal" style:font-weight-complex="normal"/>
    </style:style>
    <style:style style:name="T4" style:family="text">
      <style:text-properties fo:font-weight="normal" officeooo:rsid="001a4068" style:font-weight-asian="normal" style:font-weight-complex="normal"/>
    </style:style>
    <style:style style:name="T5" style:family="text">
      <style:text-properties fo:font-weight="normal" officeooo:rsid="0022308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c38b3"/>
    </style:style>
    <style:style style:name="T8" style:family="text">
      <style:text-properties officeooo:rsid="00242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ausdokumentti <text:s text:c="2"/>Pihla Toivanen</text:p>
      <text:p text:style-name="P2"/>
      <text:p text:style-name="P3">Testaus oli projektini alkuvaiheessa hieman hankalaa, sillä TDD -lähestymistapaa <text:span text:style-name="T8">on hankalaa soveltaa pakkausalgoritmeihin.</text:span> Testasin kuitenkin <text:span text:style-name="T1">mahdollisimman monta osaa omina yksikköinään ja tein kokonaisuutta testaavia kuvatestiohjelmia, joissa koodaajana arvioin onko pakkaus onnistunut. </text:span></text:p>
      <text:p text:style-name="P3"/>
      <text:p text:style-name="P7">Junit -yksikkötestit: </text:p>
      <text:p text:style-name="P4"/>
      <text:p text:style-name="P1"><text:span text:style-name="T6">convertToYCbCr – convertToRgb: </text:span><text:span text:style-name="T3">Tehdään yhdelle datasetille nämä metodit, tuloksena täytyisi olla alkuperäiset arvot. </text:span><text:span text:style-name="T4">Jos arvot menevät muunnoksessa yli 255 tai alle 0, tuloksena on 255 tai 0. </text:span></text:p>
      <text:p text:style-name="P1"/>
      <text:p text:style-name="P5">huffman-koodaus: <text:span text:style-name="T2">Kattaa koko Huffman-koodaukseen liittyvän ohjelmakoodin. Testaa, että blocks-taulukko on sama ennen huffman-koodausta ja sen jälkeen tiedostosta luettaessa. </text:span></text:p>
      <text:p text:style-name="P5"/>
      <text:p text:style-name="P6">kvantisointi: <text:span text:style-name="T2">samat arvot kvantisoidessa ja dekvantisoidess</text:span><text:span text:style-name="T5">a</text:span></text:p>
      <text:p text:style-name="P6"/>
      <text:p text:style-name="P11">minimikeko: <text:span text:style-name="T2">laitetaan kekoon alkioita, ja otetaan yksi pois, pitäisi olla oikea alkio. </text:span></text:p>
      <text:p text:style-name="P11"/>
      <text:p text:style-name="P11"/>
      <text:p text:style-name="P12"><text:span text:style-name="T2">Kokonaisuutta testaavat testit</text:span></text:p>
      <text:p text:style-name="P12"/>
      <text:p text:style-name="P12"><text:span text:style-name="T2">kirjoitan nämä vielä myöhemmin (teen komentorivikälin ensin ja sitten kirjoitan koko jutun)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23:34.868196111</meta:creation-date>
    <dc:date>2015-02-19T23:01:54.369038847</dc:date>
    <meta:editing-duration>PT7H16M53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1" meta:paragraph-count="9" meta:word-count="113" meta:character-count="981" meta:non-whitespace-character-count="868"/>
  </office:meta>
</office:document-meta>
</file>